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6.73mm"/>
    </style:style>
    <style:style style:name="co3" style:family="table-column">
      <style:table-column-properties fo:break-before="auto" style:column-width="146.3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4.8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Orientation</text:p>
          </table:table-cell>
          <table:table-cell table:style-name="ce4" office:value-type="string" calcext:value-type="string">
            <text:p>Scenario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Popular Movies (Default)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Top-rated Movies (Toggle)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Popular Movies (Toggle)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Popular Movies - Loading more &amp; Endless Scroll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6" office:value-type="string" calcext:value-type="string">
            <text:p>Top-rated Movies - Loading more &amp; Endless Scroll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Transition to movie detail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Back from movie detail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UP from movie detail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Retry load after no network screen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during load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during transition to movie detail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after load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after scroll down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during load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during transition to movie detail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after load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after scroll down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Default image; broken image placeholders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Scroll down; </text:p>
            <text:p>Toggle to other category; </text:p>
            <text:p>Toggle back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Loader image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Tap on a diff movie poster while loading first movie detail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Network gone during load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Network gone during scroll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Network gone during transition to movie detail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on "No network Screen"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Orientation change after detail load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Long movie titles, original titles, synopsis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during load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Activity Pause &amp; Resume - Popular, Top-rated - after load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7" office:value-type="string" calcext:value-type="string">
            <text:p>Default image; broken image placeholders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7" office:value-type="string" calcext:value-type="string">
            <text:p>Loader image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5" office:value-type="string" calcext:value-type="string">
            <text:p>Retry load after no network screen</text:p>
          </table:table-cell>
          <table:table-cell table:number-columns-repeated="1019"/>
        </table:table-row>
        <table:table-row table:style-name="ro2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5" office:value-type="string" calcext:value-type="string">
            <text:p>UI</text:p>
          </table:table-cell>
          <table:table-cell table:number-columns-repeated="1019"/>
        </table:table-row>
        <table:table-row table:style-name="ro2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5" office:value-type="string" calcext:value-type="string">
            <text:p>Data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Back while loading movie detail;</text:p>
            <text:p>Open different movie detail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1:59:16.425208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21:59:57.407624438</dc:date>
    <meta:editing-duration>PT45S</meta:editing-duration>
    <meta:editing-cycles>1</meta:editing-cycles>
    <meta:document-statistic meta:table-count="1" meta:cell-count="144" meta:object-count="0"/>
  </office:meta>
</office:document-meta>
</file>